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style:snap-to-layout-grid="false"/>
      <style:text-properties style:font-name="Times New Roman" fo:font-size="10.5pt" style:font-size-asian="10.5pt" style:font-size-complex="10.5pt"/>
    </style:style>
    <style:style style:name="P12" style:family="paragraph" style:parent-style-name="Standard">
      <style:paragraph-properties fo:text-align="center" style:justify-single-word="false"/>
      <style:text-properties style:font-name="Times New Roman" fo:font-size="10.5pt" style:font-size-asian="10.5pt" style:font-size-complex="10.5pt"/>
    </style:style>
    <style:style style:name="P13" style:family="paragraph" style:parent-style-name="Standard">
      <style:paragraph-properties fo:text-align="center" style:justify-single-word="false" style:snap-to-layout-gri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fo:font-size="8pt" fo:font-style="italic" style:font-size-asian="8pt" style:font-style-asian="italic"/>
    </style:style>
    <style:style style:name="P1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7" style:family="paragraph" style:parent-style-name="Standard">
      <style:text-properties fo:font-size="6pt" style:font-size-asian="6pt" style:font-size-complex="6pt"/>
    </style:style>
    <style:style style:name="P18"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9"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fo:font-size="12pt" style:font-size-asian="12pt"/>
    </style:style>
    <style:style style:name="P2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Normale">
      <style:text-properties style:font-name="Times New Roman" fo:font-size="10.5pt" style:font-size-asian="10.5pt" style:font-size-complex="10.5pt"/>
    </style:style>
    <style:style style:name="P25" style:family="paragraph" style:parent-style-name="Normale">
      <style:paragraph-properties fo:text-align="end" style:justify-single-word="false"/>
      <style:text-properties style:font-name="Times New Roman" fo:font-size="10.5pt" style:font-size-asian="10.5pt" style:font-size-complex="10.5pt"/>
    </style:style>
    <style:style style:name="P26"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9" style:family="paragraph" style:parent-style-name="Standard">
      <style:paragraph-properties fo:margin-left="0.501cm" fo:margin-right="0cm" fo:text-align="center" style:justify-single-word="false" fo:text-indent="0cm" style:auto-text-indent="false"/>
      <style:text-properties style:font-name="Times New Roman" fo:font-size="10.5pt" style:font-size-asian="10.5pt" style:font-size-complex="10.5pt"/>
    </style:style>
    <style:style style:name="P30" style:family="paragraph" style:parent-style-name="Standard">
      <style:paragraph-properties fo:margin-left="1cm" fo:margin-right="1cm" fo:text-align="center" style:justify-single-word="false" fo:text-indent="0cm" style:auto-text-indent="false"/>
      <style:text-properties style:font-name="Times New Roman" fo:font-size="12pt" style:font-size-asian="12pt" style:font-size-complex="8pt"/>
    </style:style>
    <style:style style:name="P31" style:family="paragraph" style:parent-style-name="Standard">
      <style:paragraph-properties fo:margin-left="1cm" fo:margin-right="1cm" fo:text-align="justify" style:justify-single-word="false" fo:text-indent="0cm" style:auto-text-indent="false"/>
      <style:text-properties fo:font-size="12pt" style:font-size-asian="12pt"/>
    </style:style>
    <style:style style:name="P32" style:family="paragraph" style:parent-style-name="Standard">
      <style:paragraph-properties fo:margin-left="1cm" fo:margin-right="1cm" fo:text-align="center" style:justify-single-word="false" fo:text-indent="0cm" style:auto-text-indent="false" style:vertical-align="auto"/>
      <style:text-properties fo:font-size="12pt" style:font-size-asian="12pt"/>
    </style:style>
    <style:style style:name="P33" style:family="paragraph" style:parent-style-name="Standard">
      <style:paragraph-properties fo:margin-left="1cm" fo:margin-right="1cm" fo:text-align="justify" style:justify-single-word="false" fo:text-indent="0.249cm" style:auto-text-indent="false"/>
      <style:text-properties fo:font-size="12pt" style:font-size-asian="12pt"/>
    </style:style>
    <style:style style:name="P34" style:family="paragraph" style:parent-style-name="Standard">
      <style:text-properties style:font-name="Times New Roman" fo:font-size="10.5pt" style:font-size-asian="10.5pt" style:font-size-complex="10.5pt"/>
    </style:style>
    <style:style style:name="P35" style:family="paragraph" style:parent-style-name="Standard">
      <style:paragraph-properties fo:text-align="center" style:justify-single-word="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fo:background-color="#ffff00" style:font-size-asian="10.5pt" style:font-weight-asian="bold" style:font-size-complex="10.5pt" style:font-weight-complex="bold"/>
    </style:style>
    <style:style style:name="P37" style:family="paragraph" style:parent-style-name="Standard" style:list-style-name="L1">
      <style:paragraph-properties fo:margin-left="1.635cm" fo:margin-right="1cm" fo:text-align="justify" style:justify-single-word="false" fo:text-indent="-0.635cm" style:auto-text-indent="false">
        <style:tab-stops>
          <style:tab-stop style:position="0.635cm"/>
        </style:tab-stops>
      </style:paragraph-properties>
      <style:text-properties fo:font-size="12pt" style:font-size-asian="12pt"/>
    </style:style>
    <style:style style:name="T1" style:family="text">
      <style:text-properties style:font-name="Times New Roman" fo:font-size="10.5pt" style:font-size-asian="10.5pt" style:font-size-complex="10.5pt"/>
    </style:style>
    <style:style style:name="T2" style:family="text">
      <style:text-properties style:font-name="Times New Roman" fo:font-size="10.5pt" fo:font-weight="bold" style:font-size-asian="10.5pt" style:font-weight-asian="bold" style:font-size-complex="10.5pt" style:font-weight-complex="bold"/>
    </style:style>
    <style:style style:name="T3" style:family="text">
      <style:text-properties style:font-name="Times New Roman" fo:font-size="10.5pt" fo:font-style="normal" style:font-size-asian="10.5pt" style:font-style-asian="normal" style:font-size-complex="10.5pt" style:font-style-complex="normal" style:font-weight-complex="normal"/>
    </style:style>
    <style:style style:name="T4" style:family="text">
      <style:text-properties style:font-name="Times New Roman" fo:font-size="12pt" style:font-size-asian="12pt" style:font-size-complex="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2pt" style:font-size-asian="12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otocollo]</text:span></text:span></text:p>
          </table:table-cell>
          <table:table-cell table:style-name="Tabella6.A1" office:value-type="string">
            <text:p text:style-name="P25"/>
          </table:table-cell>
          <table:table-cell table:style-name="Tabella6.A1" office:value-type="string">
            <text:p text:style-name="P26">Al Sig. [richiedenti.nominativo;block=tbs:row;]</text:p>
            <text:p text:style-name="P27">[richiedenti.indirizzo]</text:p>
            <text:p text:style-name="P27">[richiedenti.cap] [richiedenti.comune] ([richiedenti.prov])</text:p>
            <text:p text:style-name="P27">in qualità di [richiedenti.titolo]</text:p>
            <text:p text:style-name="P27">della [richiedenti.ragsoc]</text:p>
            <text:p text:style-name="P27">[richiedenti.sede]</text:p>
            <text:p text:style-name="P27">[richiedenti.capd] [richiedenti.comuned] ([richiedenti.provd])</text:p>
            <text:p text:style-name="P18">[richiedenti.pec]</text:p>
            <text:p text:style-name="P26"/>
          </table:table-cell>
        </table:table-row>
        <table:table-row>
          <table:table-cell table:style-name="Tabella6.A1" office:value-type="string">
            <text:p text:style-name="P24">Allegati: //</text:p>
          </table:table-cell>
          <table:table-cell table:style-name="Tabella6.A1" office:value-type="string">
            <text:p text:style-name="P25"/>
          </table:table-cell>
          <table:table-cell table:style-name="Tabella6.A1" office:value-type="string">
            <text:p text:style-name="P26">[progettisti.nominativo;block=tbs:row;]</text:p>
            <text:p text:style-name="P26">[progettisti.indirizzo]</text:p>
            <text:p text:style-name="P23"><text:span text:style-name="Car._20_predefinito_20_paragrafo"><text:span text:style-name="T1">[progettisti.cap] [progettisti.comune] ([progettisti.prov])</text:span></text:span></text:p>
            <text:p text:style-name="P23"><text:span text:style-name="Car._20_predefinito_20_paragrafo"><text:span text:style-name="T1">[progettisti.pec]</text:span></text:span></text:p>
            <text:p text:style-name="P23"><text:span text:style-name="Car._20_predefinito_20_paragrafo"><text:span text:style-name="T1"/></text:span></text:p>
          </table:table-cell>
        </table:table-row>
      </table:table>
      <text:p text:style-name="P24"/>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9">[tipo_pratica] presentata in data [onload.data_presentazione] recepita in atti [onload.data_presentazione] al prot. [protocollo] del [data_protocollo] riguardante [oggetto] presso l’immobile sito in Savona, [ubicazione]. </text:p>
            <text:p text:style-name="P20"><text:span text:style-name="Car._20_predefinito_20_paragrafo"><text:span text:style-name="T3">Rateizzazione oneri di costruzione. Istanza prot. n <text:s text:c="2"/>* del <text:s/>*</text:span></text:span></text:p>
          </table:table-cell>
        </table:table-row>
      </table:table>
      <text:p text:style-name="P28"/>
      <text:p text:style-name="P21"><text:span text:style-name="T7"><text:tab/></text:span><text:span text:style-name="T1">Con riferimento all’istanza, relativa alla rateizzazione degli oneri afferenti l’intervento in oggetto, si comunica che l’importo degli stessi risulta essere di complessive </text:span><text:span text:style-name="T2">€ [oneri_totale]</text:span><text:span text:style-name="T1"> </text:span></text:p>
      <text:p text:style-name="P10"><text:s text:c="14"/>Detto importo è rateizzabile in quattro rate semestrali di importo pari a <text:span text:style-name="T6">[rata_1]</text:span>. Le rate dovranno essere corrisposte entro il termine e secondo le modalità indicate nella comunicazione di avvenuto rilascio del Permesso di costruire.</text:p>
      <text:p text:style-name="P28"/>
      <text:p text:style-name="P28">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 text:style-name="T5">….............</text:span></text:p>
      <text:p text:style-name="P36"/>
      <text:p text:style-name="P28">Distinti saluti.</text:p>
      <text:p text:style-name="P28"/>
      <table:table table:name="Tabella4" table:style-name="Tabella4">
        <table:table-column table:style-name="Tabella4.A" table:number-columns-repeated="2"/>
        <table:table-row table:style-name="Tabella4.1">
          <table:table-cell table:style-name="Tabella4.A1" office:value-type="string">
            <text:p text:style-name="P11"/>
          </table:table-cell>
          <table:table-cell table:style-name="Tabella4.A1" office:value-type="string">
            <text:p text:style-name="P12"/>
            <text:p text:style-name="P29">Il Dirigente</text:p>
            <text:p text:style-name="P12">Arch. Giovanna Macario</text:p>
          </table:table-cell>
        </table:table-row>
        <table:table-row table:style-name="Tabella4.1">
          <table:table-cell table:style-name="Tabella4.A1" office:value-type="string">
            <text:p text:style-name="P12"/>
          </table:table-cell>
          <table:table-cell table:style-name="Tabella4.A1" office:value-type="string">
            <text:p text:style-name="P13"/>
          </table:table-cell>
        </table:table-row>
      </table:table>
      <text:p text:style-name="P9"/>
      <text:p text:style-name="P9"/>
      <text:p text:style-name="P9"/>
      <text:p text:style-name="P9"/>
      <text:p text:style-name="P32"><text:soft-page-break/>NOTE <text:s/>SULLE <text:s/>FIDEIUSSIONI BANCARIE O POLIZZE FIDEIUSSORIE ASSICURATIVE PRESTATE <text:s/>A <text:s/>GARANZIA DI <text:s/>OBBLIGHI E/O <text:s/>ONERI <text:s/>DERIVANTI <text:s/>DA CONVENZIONI EDILIZIE</text:p>
      <text:p text:style-name="P31"/>
      <text:p text:style-name="P33"><text:s text:c="2"/>La fideiussione bancaria o polizza fideiussoria dovrà essere stipulata con imprese autorizzate ai sensi del T.U. approvato dal D.P.R. 13/02/1959.</text:p>
      <text:p text:style-name="P31"><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31"><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31">Sulla fideiussione o polizza fideiussoria devono essere riportate le seguenti informazioni:</text:p>
      <text:list xml:id="list7463171157517927314" text:style-name="L1">
        <text:list-item>
          <text:p text:style-name="P37">dati della banca o società assicurativa e relativa agenzia;</text:p>
        </text:list-item>
        <text:list-item>
          <text:p text:style-name="P37">dati del contraente la fideiussione;</text:p>
        </text:list-item>
        <text:list-item>
          <text:p text:style-name="P37">dati del beneficiario (Comune di Savona);</text:p>
        </text:list-item>
        <text:list-item>
          <text:p text:style-name="P37">importo della fideiussione;</text:p>
        </text:list-item>
        <text:list-item>
          <text:p text:style-name="P37">descrizione dell’oggetto di garanzia (opera da realizzare, oneri di urbanizzazione o conseguenti alla monetizzazione di aree verdi o parcheggi, ecc., in relazione al tipo di intervento edilizio da abilitare);</text:p>
        </text:list-item>
        <text:list-item>
          <text:p text:style-name="P37">riferimento alla convenzione e/o all’oggetto del permesso di costruire o della denuncia di inizio attività;</text:p>
        </text:list-item>
        <text:list-item>
          <text:p text:style-name="P37">rinuncia da parte del fideiussore (banca o assicurazione) al beneficio della preventiva escussione del debitore diretto di cui all’art. 1944 del C.C.;</text:p>
        </text:list-item>
        <text:list-item>
          <text:p text:style-name="P37">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37">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37">firma autenticata dal notaio o da altro pubblico ufficiale, con riferimento esplicito al potere di firma della persona firmataria ed ai suoi dati personali, nonché alle sue mansioni all’interno della banca o impresa assicurativa.</text:p>
        </text:list-item>
      </text:list>
      <text:p text:style-name="P22"><text:soft-page-break/></text:p>
      <text:p text:style-name="P30"><text:span text:style-name="Car._20_predefinito_20_paragrafo"><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WW8NumSt2z0" style:family="text">
      <style:text-properties style:font-name="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6-29T14:55:51.21</dc:date>
    <meta:print-date>2013-02-20T09:35:00</meta:print-date>
    <meta:editing-cycles>29</meta:editing-cycles>
    <meta:editing-duration>PT2H32M19S</meta:editing-duration>
    <meta:generator>OpenOffice/4.1.0$Win32 OpenOffice.org_project/410m18$Build-9764</meta:generator>
    <meta:document-statistic meta:table-count="5" meta:image-count="1" meta:object-count="0" meta:page-count="3" meta:paragraph-count="65" meta:word-count="753" meta:character-count="5645"/>
  </office:meta>
</office:document-meta>
</file>